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icrosoft YaHei" fo:font-size="10.5pt" fo:font-weight="bold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margin-left="0.4925in" fo:margin-right="0in" fo:text-indent="-0.25in" style:auto-text-indent="false"/>
      <style:text-properties fo:color="#000000" style:font-name="Microsoft YaHei" fo:font-size="24pt" fo:font-weight="bold" style:font-name-asian="Microsoft YaHei" style:font-size-asian="24pt" style:font-weight-asian="bold" style:font-size-complex="24pt" style:font-weight-complex="bold"/>
    </style:style>
    <style:style style:name="P3" style:family="paragraph" style:parent-style-name="Standard">
      <style:paragraph-properties fo:margin-left="-0.4925in" fo:margin-right="0in" fo:text-indent="0in" style:auto-text-indent="false"/>
      <style:text-properties fo:color="#000000" style:font-name="Microsoft YaHei" fo:font-size="24pt" fo:font-weight="bold" style:font-name-asian="Microsoft YaHei" style:font-size-asian="24pt" style:font-weight-asian="bold" style:font-size-complex="24pt" style:font-weight-complex="bold"/>
    </style:style>
    <style:style style:name="P4" style:family="paragraph" style:parent-style-name="Standard">
      <style:paragraph-properties fo:margin-left="0in" fo:margin-right="0in" fo:text-indent="-0.25in" style:auto-text-indent="false"/>
      <style:text-properties fo:color="#000000" style:font-name="Microsoft YaHei" fo:font-size="24pt" fo:font-weight="bold" style:font-name-asian="Microsoft YaHei" style:font-size-asian="24pt" style:font-weight-asian="bold" style:font-size-complex="24pt" style:font-weight-complex="bold"/>
    </style:style>
    <style:style style:name="T1" style:family="text">
      <style:text-properties fo:font-size="10pt" style:font-size-asian="10pt" style:font-size-complex="10pt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date style:data-style-name="N37" text:date-value="2012-09-24T13:56:59" text:fixed="true">09/24/12</text:date></text:span><text:span text:style-name="T1"> <text:s/></text:span><text:s/><text:tab/><text:tab/><text:tab/>Edited by: xuzhezhao<text:tab/><text:tab/><text:tab/>Last edited: </text:p>
      <text:p text:style-name="P3"><text:tab/>Linux Serve Learning</text:p>
      <text:p text:style-name="P4"><text:tab/>学习笔记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微软雅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uzhezhao </meta:initial-creator>
    <meta:creation-date>2012-07-25T23:46:28</meta:creation-date>
    <meta:generator>LibreOffice/3.5$Linux_X86_64 LibreOffice_project/350m1$Build-2</meta:generator>
    <dc:date>2012-09-24T13:59:15</dc:date>
    <dc:creator>xuzhezhao </dc:creator>
    <meta:editing-duration>PT1M27S</meta:editing-duration>
    <meta:editing-cycles>5</meta:editing-cycles>
    <meta:document-statistic meta:table-count="0" meta:image-count="0" meta:object-count="0" meta:page-count="1" meta:paragraph-count="3" meta:word-count="11" meta:character-count="76" meta:non-whitespace-character-count="59"/>
  </office:meta>
</office:document-meta>
</file>